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223.48mm" svg:y="3.12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MHz</text:p>
          </table:table-cell>
          <table:covered-table-cell table:number-columns-repeated="2"/>
          <table:covered-table-cell table:style-name="ce4"/>
          <table:table-cell table:style-name="ce6" office:value-type="string" calcext:value-type="string" table:number-columns-spanned="4" table:number-rows-spanned="1">
            <text:p>150MHz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table:style-name="ce2" office:value-type="string" calcext:value-type="string">
            <text:p>Vout (rms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number-columns-repeated="4"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number-columns-repeated="4"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4"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number-columns-repeated="4"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4"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number-columns-repeated="4"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number-columns-repeated="4"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number-columns-repeated="4"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number-columns-repeated="4"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number-columns-repeated="4"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number-columns-repeated="4"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number-columns-repeated="4"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number-columns-repeated="4"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number-columns-repeated="4"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number-columns-repeated="4"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number-columns-repeated="4"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number-columns-repeated="4"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number-columns-repeated="4"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number-columns-repeated="4"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number-columns-repeated="4"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number-columns-repeated="4"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number-columns-repeated="4"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number-columns-repeated="4"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number-columns-repeated="4"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number-columns-repeated="4"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number-columns-repeated="4"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number-columns-repeated="4"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number-columns-repeated="4"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4"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number-columns-repeated="4"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ans le bruit de l’oscilloscope</text:p>
          </table:table-cell>
          <table:table-cell table:number-columns-repeated="3"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9:07:58.94570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3T21:21:54.084399489</dc:date>
    <dc:creator>F4BJH Fabrice DECROP LONGET</dc:creator>
    <meta:editing-duration>PT7H11M35S</meta:editing-duration>
    <meta:editing-cycles>25</meta:editing-cycles>
    <meta:generator>LibreOffice/6.1.5.2$Linux_X86_64 LibreOffice_project/10$Build-2</meta:generator>
    <meta:document-statistic meta:table-count="4" meta:cell-count="7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1:SLR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1:SLR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P=f(V) mesuré 50MHz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